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checkout -b vytvoří branch </text:p>
      <text:p text:style-name="Standard">git checkout main přepne se na větev</text:p>
      <text:p text:style-name="Standard">git status ukáže veškeré soubory</text:p>
      <text:p text:style-name="Standard">git add soubor.txt =&gt; označí soubor</text:p>
      <text:p text:style-name="Standard">git commit -am =&gt; (a= all) (m=messag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30S</meta:editing-duration>
    <meta:editing-cycles>3</meta:editing-cycles>
    <meta:generator>OpenOffice/4.1.11$Win32 OpenOffice.org_project/4111m1$Build-9808</meta:generator>
    <dc:date>2022-03-28T23:16:29.93</dc:date>
    <meta:document-statistic meta:table-count="0" meta:image-count="0" meta:object-count="0" meta:page-count="1" meta:paragraph-count="5" meta:word-count="30" meta:character-count="172"/>
    <dc:creator>Andriy Starchevskyy</dc:creator>
    <meta:user-defined meta:name="Info 1"/>
    <meta:user-defined meta:name="Info 2"/>
    <meta:user-defined meta:name="Info 3"/>
    <meta:user-defined meta:name="Info 4"/>
  </office:meta>
</office:document-meta>
</file>